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ConsecutiveAnswersTest.should_validate_consecutive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bingConsecutiveAnswersTest.should_throw_consecutively_classes_set_by_shorten_then_throw_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ubbingConsecutiveAnswersTest.should_throw_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bingConsecutiveAnswersTest.should_return_consecutive_values_var_args_contain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ConsecutiveAnswersTest.should_mix_consecutive_returns_with_excep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ubbingConsecutiveAnswersTest.should_validate_consecutive_exception_for_void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bingConsecutiveAnswersTest.should_return_consecutive_values_first_var_arg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ConsecutiveAnswersTest.should_return_consecutive_values_set_by_shorten_then_return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ConsecutiveAnswersTest.should_return_consecutive_value_and_throw_exceptions_set_by_shorten_return_metho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ubbingConsecutiveAnswersTest.should_throw_consecutivel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ubbingConsecutiveAnswersTest.should_return_consecutive_values_for_two_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ingConsecutiveAnswersTest.should_return_consecutive_values_var_arg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ConsecutiveAnswersTest.should_throw_consecutively_set_by_shorten_then_throw_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ubbingConsecutiveAnswersTest.should_stub_void_method_and_continue_throw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ubbingConsecutiveAnswersTest.should_return_consecutive_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ConsecutiveAnswersTest.should_stub_void_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